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37645833333333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C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E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F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CH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I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1</text:p>
          </table:table-cell>
          <table:table-cell office:value-type="string" table:style-name="ce1">
            <text:p>K</text:p>
          </table:table-cell>
          <table:table-cell office:value-type="string" table:style-name="ce1">
            <text:p>J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title/>
    <dc:description/>
    <dc:subject/>
    <meta:initial-creator>Miguel Saiz García</meta:initial-creator>
    <dc:creator>Miguel Saiz García</dc:creator>
    <meta:creation-date>2021-01-30T12:44:54Z</meta:creation-date>
    <dc:date>2023-01-11T11:55:40Z</dc:date>
    <meta:editing-cycles>7</meta:editing-cycles>
  </office:meta>
</office:document-meta>
</file>